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 Bk BT" svg:font-family="'AvantGarde B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  <style:text-properties style:font-name="AvantGarde Bk BT"/>
    </style:style>
    <style:style style:name="P2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style:font-name="AvantGarde Bk BT" officeooo:rsid="00067815" officeooo:paragraph-rsid="00067815"/>
    </style:style>
    <style:style style:name="P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style:font-name="AvantGarde Bk BT" officeooo:rsid="0007b9d4" officeooo:paragraph-rsid="00180964"/>
    </style:style>
    <style:style style:name="P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style:font-name="AvantGarde Bk BT" officeooo:rsid="000a1e1b" officeooo:paragraph-rsid="000a1e1b"/>
    </style:style>
    <style:style style:name="P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style:font-name="AvantGarde Bk BT" officeooo:rsid="00188763" officeooo:paragraph-rsid="00188763"/>
    </style:style>
    <style:style style:name="P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style:font-name="AvantGarde Bk BT" officeooo:rsid="0019cd29" officeooo:paragraph-rsid="0019cd29"/>
    </style:style>
    <style:style style:name="P7" style:family="paragraph" style:parent-style-name="Standard" style:list-style-name="LS1">
      <style:paragraph-properties fo:line-height="115%" fo:break-before="auto" fo:break-after="auto" style:writing-mode="lr-tb"/>
      <style:text-properties style:font-name="AvantGarde Bk BT" officeooo:rsid="001bf47a" officeooo:paragraph-rsid="001bf47a"/>
    </style:style>
    <style:style style:name="P8" style:family="paragraph" style:parent-style-name="Standard" style:list-style-name="LS1">
      <style:paragraph-properties fo:line-height="115%" style:writing-mode="lr-tb"/>
      <style:text-properties style:font-name="AvantGarde Bk BT" officeooo:rsid="001bf47a" officeooo:paragraph-rsid="001bf47a"/>
    </style:style>
    <style:style style:name="P9" style:family="paragraph" style:parent-style-name="Standard" style:list-style-name="LS1">
      <style:paragraph-properties fo:line-height="115%" style:writing-mode="lr-tb"/>
      <style:text-properties style:font-name="AvantGarde Bk BT" officeooo:rsid="002254b9" officeooo:paragraph-rsid="002254b9"/>
    </style:style>
    <style:style style:name="P10" style:family="paragraph" style:parent-style-name="Heading_20_2">
      <style:paragraph-properties fo:line-height="115%" fo:break-before="auto" fo:break-after="auto" style:writing-mode="lr-tb"/>
      <style:text-properties style:font-name="AvantGarde Bk BT" officeooo:rsid="00040e2b" officeooo:paragraph-rsid="00040e2b"/>
    </style:style>
    <style:style style:name="P11" style:family="paragraph" style:parent-style-name="Heading_20_2" style:list-style-name="">
      <style:paragraph-properties fo:line-height="115%" fo:break-before="auto" fo:break-after="auto" style:writing-mode="lr-tb"/>
      <style:text-properties style:font-name="AvantGarde Bk BT" officeooo:rsid="001ae5a5" officeooo:paragraph-rsid="001ae5a5"/>
    </style:style>
    <style:style style:name="P12" style:family="paragraph" style:parent-style-name="Heading_20_2" style:list-style-name="">
      <style:paragraph-properties fo:line-height="115%" fo:break-before="auto" fo:break-after="auto" style:writing-mode="lr-tb"/>
      <style:text-properties style:font-name="AvantGarde Bk BT" officeooo:rsid="001ae5a5" officeooo:paragraph-rsid="001f256e"/>
    </style:style>
    <style:style style:name="P13" style:family="paragraph" style:parent-style-name="Title" style:master-page-name="Standard">
      <style:paragraph-properties fo:line-height="115%" style:page-number="auto" fo:break-before="auto" fo:break-after="auto" style:writing-mode="lr-tb"/>
      <style:text-properties style:font-name="AvantGarde Bk BT"/>
    </style:style>
    <style:style style:name="T1" style:family="text">
      <style:text-properties officeooo:rsid="00039d15"/>
    </style:style>
    <style:style style:name="T2" style:family="text">
      <style:text-properties officeooo:rsid="0007b9d4"/>
    </style:style>
    <style:style style:name="T3" style:family="text">
      <style:text-properties officeooo:rsid="000b2aa1"/>
    </style:style>
    <style:style style:name="T4" style:family="text">
      <style:text-properties officeooo:rsid="00143495"/>
    </style:style>
    <style:style style:name="T5" style:family="text">
      <style:text-properties officeooo:rsid="001d44d9"/>
    </style:style>
    <style:style style:name="T6" style:family="text">
      <style:text-properties officeooo:rsid="002078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h.jlb4v49spiy8"/>PogoParc | <text:span text:style-name="T1">Aide</text:span></text:p>
      <text:h text:style-name="P10" text:outline-level="10">Les étapes conseillées</text:h>
      <text:list xml:id="list4108327774314649038" text:style-name="LS1">
        <text:list-item>
          <text:p text:style-name="P2">Créer une maquette HTML <text:span text:style-name="T2">simple (header / nav / main / footer)</text:span></text:p>
        </text:list-item>
        <text:list-item>
          <text:p text:style-name="P3">Paramétrer les réglages de WordPress</text:p>
        </text:list-item>
        <text:list-item>
          <text:p text:style-name="P4"><text:span text:style-name="T2">C</text:span>réer un thème Word<text:span text:style-name="T4">P</text:span>ress<text:span text:style-name="T3"> </text:span>avec la maquette HTML</text:p>
        </text:list-item>
        <text:list-item>
          <text:p text:style-name="P5">Créer la page d'accueil</text:p>
        </text:list-item>
        <text:list-item>
          <text:p text:style-name="P6">Créer les articles et les pages</text:p>
        </text:list-item>
      </text:list>
      <text:h text:style-name="P11" text:outline-level="10">Les pages qui vont vous aider</text:h>
      <text:list xml:id="list162723433143640" text:continue-numbering="true" text:style-name="LS1">
        <text:list-item>
          <text:p text:style-name="P7"><text:span text:style-name="T5">C</text:span>odex : <text:a xlink:type="simple" xlink:href="http://codex.wordpress.org/fr:Accueil">http://codex.wordpress.org/fr:Accueil</text:a></text:p>
        </text:list-item>
        <text:list-item>
          <text:p text:style-name="P8">Modèles : <text:a xlink:type="simple" xlink:href="http://codex.wordpress.org/fr:Hiérarchie_de_modeles">http://codex.wordpress.org/fr:Hi%C3%A9rarchie_de_modeles</text:a></text:p>
        </text:list-item>
        <text:list-item>
          <text:p text:style-name="P8">Pages : <text:a xlink:type="simple" xlink:href="http://codex.wordpress.org/fr:Pages">http://codex.wordpress.org/fr:Pages</text:a></text:p>
        </text:list-item>
        <text:list-item>
          <text:p text:style-name="P8">Informations : <text:a xlink:type="simple" xlink:href="http://codex.wordpress.org/Function_Reference/bloginfo">http://codex.wordpress.org/Function_Reference/bloginfo</text:a></text:p>
        </text:list-item>
        <text:list-item>
          <text:p text:style-name="P8">Style CSS : <text:a xlink:type="simple" xlink:href="http://codex.wordpress.org/Function_Reference/wp_enqueue_style">http://codex.wordpress.org/Function_Reference/wp_enqueue_style</text:a></text:p>
        </text:list-item>
        <text:list-item>
          <text:p text:style-name="P8">Menu de navigation : <text:a xlink:type="simple" xlink:href="https://codex.wordpress.org/Navigation_Menus">https://codex.wordpress.org/Navigation_Menus</text:a></text:p>
        </text:list-item>
        <text:list-item>
          <text:p text:style-name="P8">La boucle : <text:a xlink:type="simple" xlink:href="http://codex.wordpress.org/fr:La_Boucle">http://codex.wordpress.org/fr:La_Boucle</text:a> / <text:a xlink:type="simple" xlink:href="http://codex.wordpress.org/fr:La_Boucle_En_Action">http://codex.wordpress.org/fr:La_Boucle_En_Action</text:a></text:p>
        </text:list-item>
        <text:list-item>
          <text:p text:style-name="P8">Requêtes : <text:a xlink:type="simple" xlink:href="http://codex.wordpress.org/Class_Reference/WP_Query">http://codex.wordpress.org/Class_Reference/WP_Query</text:a></text:p>
        </text:list-item>
        <text:list-item>
          <text:p text:style-name="P8">Champs personnalisés : <text:a xlink:type="simple" xlink:href="http://codex.wordpress.org/Using_Custom_Fields">http://codex.wordpress.org/Using_Custom_Fields</text:a></text:p>
        </text:list-item>
        <text:list-item>
          <text:p text:style-name="P8">Liste des fonctions : <text:a xlink:type="simple" xlink:href="http://codex.wordpress.org/fr:Fonctions_de_référence">http://codex.wordpress.org/fr:Fonctions_de_r%C3%A9f%C3%A9rence</text:a></text:p>
        </text:list-item>
        <text:list-item>
          <text:p text:style-name="P9">Anti-sèche: <text:a xlink:type="simple" xlink:href="http://www.graphicrating.com/2009/01/18/my-wordpress-cheat-sheet/">http://www.graphicrating.com/2009/01/18/my-wordpress-cheat-sheet/</text:a></text:p>
        </text:list-item>
      </text:list>
      <text:h text:style-name="P12" text:outline-level="10">Les <text:span text:style-name="T6">fonctions</text:span> qui vont vous aider</text:h>
      <text:list xml:id="list162723443134272" text:continue-numbering="true" text:style-name="LS1">
        <text:list-item>
          <text:p text:style-name="P8">Faire un lien interne : bloginfo('url')</text:p>
        </text:list-item>
        <text:list-item>
          <text:p text:style-name="P8">Faire un lien vers une ressource dans le HTML : <text:s/>bloginfo('template_directory')</text:p>
        </text:list-item>
        <text:list-item>
          <text:p text:style-name="P8">Répertoire du thème : <text:s/>get_template_directory_uri(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 Bk BT" svg:font-family="'AvantGarde B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fr" fo:country="F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title/>
    <meta:initial-creator/>
    <meta:editing-cycles>31</meta:editing-cycles>
    <dc:date>2013-10-20T16:27:23.393000000</dc:date>
    <meta:editing-duration>PT19M26S</meta:editing-duration>
    <meta:document-statistic meta:table-count="0" meta:image-count="0" meta:object-count="0" meta:page-count="1" meta:paragraph-count="23" meta:word-count="135" meta:character-count="1241" meta:non-whitespace-character-count="1146"/>
  </office:meta>
</office:document-meta>
</file>